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a152" officeooo:paragraph-rsid="000da152"/>
    </style:style>
    <style:style style:name="P2" style:family="paragraph" style:parent-style-name="Standard">
      <style:text-properties officeooo:rsid="000da152" officeooo:paragraph-rsid="000da152"/>
    </style:style>
    <style:style style:name="P3" style:family="paragraph" style:parent-style-name="Standard">
      <style:text-properties officeooo:rsid="000da152" officeooo:paragraph-rsid="0010dddb"/>
    </style:style>
    <style:style style:name="T1" style:family="text">
      <style:text-properties officeooo:rsid="0010d8c5"/>
    </style:style>
    <style:style style:name="T2" style:family="text">
      <style:text-properties officeooo:rsid="0010d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list:</text:p>
      <text:p text:style-name="P1"/>
      <text:p text:style-name="P1">- Fix chapter 1 based on feedback from Ahmad - <text:span text:style-name="T1">done</text:span></text:p>
      <text:p text:style-name="P1">-<text:span text:style-name="T1">read through ch 1 -done</text:span></text:p>
      <text:p text:style-name="P1">- Fix chapter 3 based on feedback from Ahmad -<text:span text:style-name="T2">done</text:span></text:p>
      <text:p text:style-name="P1">- Fix chapter 2. -<text:span text:style-name="T2">done</text:span></text:p>
      <text:p text:style-name="P1"><text:tab/>- Make a proper problem description -<text:span text:style-name="T2">done</text:span></text:p>
      <text:p text:style-name="P1"><text:tab/>- Review mathematical model and update wording -<text:span text:style-name="T2">done</text:span></text:p>
      <text:p text:style-name="P3">- <text:span text:style-name="T2">Fix chapter 2 based on feedback from Ahmad - </text:span></text:p>
      <text:p text:style-name="P1">- Make a conclusion chapter 6 -<text:span text:style-name="T2">started</text:span></text:p>
      <text:p text:style-name="P1">- <text:span text:style-name="T2">Fix conclusion based on Ahmads feedback</text:span></text:p>
      <text:p text:style-name="P1">- Fix appendix with more results from chapter 5.</text:p>
      <text:p text:style-name="P1">- Fix all figures/tables from chapter 5</text:p>
      <text:p text:style-name="P1">- <text:span text:style-name="T2">Fix chapter 4 based on feedback from philipp</text:span></text:p>
      <text:p text:style-name="P1"><text:tab/>- <text:span text:style-name="T2">conform notations</text:span></text:p>
      <text:p text:style-name="P1">- <text:span text:style-name="T2">Make a notations list after list of algorithms</text:span></text:p>
      <text:p text:style-name="P1">- Make abstract</text:p>
      <text:p text:style-name="P1">- Make acknowledgement</text:p>
      <text:p text:style-name="P1">- Fix front page</text:p>
      <text:p text:style-name="P1"/>
      <text:p text:style-name="P1">- Shorten to paper ver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3:23:08.908602457</meta:creation-date>
    <dc:date>2019-11-20T00:17:01.231898474</dc:date>
    <meta:editing-duration>PT4H51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23" meta:character-count="659" meta:non-whitespace-character-count="551"/>
  </office:meta>
</office:document-meta>
</file>